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office:value-type="string" calcext:value-type="string">
            <text:p>⬤</text:p>
          </table:table-cell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style-name="ce131"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23:03:55.684781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25T23:13:20.870610412</dc:date>
    <meta:editing-duration>P4DT5H55M44S</meta:editing-duration>
    <meta:editing-cycles>376</meta:editing-cycles>
    <meta:generator>LibreOffice/5.1.6.2$Linux_X86_64 LibreOffice_project/10m0$Build-2</meta:generator>
    <meta:document-statistic meta:table-count="2" meta:cell-count="538" meta:object-count="0"/>
  </office:meta>
</office:document-meta>
</file>